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adornments="Normal"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paragraph-properties fo:text-align="start" style:justify-single-word="false"/>
      <style:text-properties officeooo:paragraph-rsid="000c3fef"/>
    </style:style>
    <style:style style:name="P2" style:family="paragraph" style:parent-style-name="Text_20_body">
      <style:paragraph-properties fo:text-align="start" style:justify-single-word="false"/>
      <style:text-properties officeooo:rsid="00109353" officeooo:paragraph-rsid="00109353"/>
    </style:style>
    <style:style style:name="P3" style:family="paragraph" style:parent-style-name="Text_20_body">
      <style:paragraph-properties fo:text-align="start" style:justify-single-word="false"/>
      <style:text-properties officeooo:rsid="00109353" officeooo:paragraph-rsid="00092557"/>
    </style:style>
    <style:style style:name="P4" style:family="paragraph" style:parent-style-name="Text_20_body">
      <style:paragraph-properties fo:text-align="start" style:justify-single-word="false"/>
      <style:text-properties officeooo:rsid="00109353" officeooo:paragraph-rsid="0018522c"/>
    </style:style>
    <style:style style:name="P5" style:family="paragraph" style:parent-style-name="Text_20_body">
      <style:paragraph-properties fo:text-align="start" style:justify-single-word="false"/>
      <style:text-properties officeooo:rsid="00157bf2" officeooo:paragraph-rsid="00157bf2"/>
    </style:style>
    <style:style style:name="P6" style:family="paragraph" style:parent-style-name="Heading_20_1">
      <style:paragraph-properties fo:text-align="center" style:justify-single-word="false"/>
      <style:text-properties officeooo:rsid="0012f0be" officeooo:paragraph-rsid="0012f0be"/>
    </style:style>
    <style:style style:name="P7" style:family="paragraph" style:parent-style-name="Text_20_body">
      <style:paragraph-properties fo:text-align="start" style:justify-single-word="false"/>
      <style:text-properties officeooo:paragraph-rsid="001b9b1e"/>
    </style:style>
    <style:style style:name="P8" style:family="paragraph" style:parent-style-name="Text_20_body">
      <style:paragraph-properties fo:text-align="start" style:justify-single-word="false"/>
      <style:text-properties officeooo:paragraph-rsid="00236648"/>
    </style:style>
    <style:style style:name="P9" style:family="paragraph" style:parent-style-name="Text_20_body">
      <style:paragraph-properties fo:text-align="start" style:justify-single-word="false"/>
      <style:text-properties officeooo:rsid="00236648" officeooo:paragraph-rsid="00236648"/>
    </style:style>
    <style:style style:name="P10" style:family="paragraph" style:parent-style-name="Text_20_body">
      <style:paragraph-properties fo:text-align="start" style:justify-single-word="false"/>
      <style:text-properties officeooo:rsid="00238066" officeooo:paragraph-rsid="00238066"/>
    </style:style>
    <style:style style:name="T1" style:family="text">
      <style:text-properties officeooo:rsid="00176594"/>
    </style:style>
    <style:style style:name="T2" style:family="text">
      <style:text-properties officeooo:rsid="001e2ea5"/>
    </style:style>
    <style:style style:name="T3" style:family="text">
      <style:text-properties officeooo:rsid="001f27f8"/>
    </style:style>
    <style:style style:name="T4" style:family="text">
      <style:text-properties officeooo:rsid="0020baba"/>
    </style:style>
    <style:style style:name="T5" style:family="text">
      <style:text-properties officeooo:rsid="001b9b1e"/>
    </style:style>
    <style:style style:name="T6" style:family="text">
      <style:text-properties officeooo:rsid="0021139c"/>
    </style:style>
    <style:style style:name="T7" style:family="text">
      <style:text-properties officeooo:rsid="00217093"/>
    </style:style>
    <style:style style:name="T8" style:family="text">
      <style:text-properties officeooo:rsid="00230967"/>
    </style:style>
    <style:style style:name="T9" style:family="text">
      <style:text-properties officeooo:rsid="00236648"/>
    </style:style>
    <style:style style:name="T10" style:family="text">
      <style:text-properties officeooo:rsid="00238066"/>
    </style:style>
    <style:style style:name="T11" style:family="text">
      <style:text-properties officeooo:rsid="00251e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Inköpsguide för en dator </text:h>
      <text:p text:style-name="P3"/>
      <text:p text:style-name="P3">När du ska köpa en ny dator kan det kännas överväldigande med alla tekniska specifikationer. Men oroa dig inte, vi går igenom det steg för steg. För att få ut det mesta av din budget på 10 000 kronor är det viktigt att veta vad du ska använda datorn till. <text:span text:style-name="T1">Nu är detta en guide för Herrmods, och jag vet ej vad vi ska använda datorn till så jag kommer att ”hitta på” att personen ska använda datorn till att spela mindre krävande spel, så som Wow, Cs, Dota 2 och LoL. Även att surfa och kolla på streams. <text:line-break/>Detta kan vara bra att veta om man ska spela spel som är krävande vill man lägga mer pengar på ett grafikkort och kanske dra in på andra komponenter. </text:span></text:p>
      <text:p text:style-name="P7"><text:span text:style-name="T5">Det första man </text:span><text:span text:style-name="T2">bör kolla efter är en CPU (Central </text:span><text:span text:style-name="T3">P</text:span><text:span text:style-name="T2">rocessing </text:span><text:span text:style-name="T3">Unit) </text:span><text:span text:style-name="T4">detta är då datorns ”hjärna”, Det du ska kolla h</text:span><text:span text:style-name="T6">ä</text:span><text:span text:style-name="T4">r är då kärnor och trådar. </text:span><text:span text:style-name="T7">Du ska även kolla efter Ghz</text:span><text:span text:style-name="T4"> </text:span><text:span text:style-name="T7">som är snabbheten som CPUn gör beräkningar på. </text:span><text:span text:style-name="T4">Där kärnor är CPU:ns arbetskraft där varje kärna kan göra en uppgift åt gången. Så desto flera kärnor du har desto mer parallellt arbete kan denna processorn göra </text:span><text:span text:style-name="T7">och man kan göra fler saker samtidigt. </text:span><text:span text:style-name="T8">Trådar </text:span>gör att en fysisk kärna kan simulera flera logiska kärnor (trådar), vilket ökar prestandan <text:span text:style-name="T8">detta kallas för hyperthreading. <text:line-break/></text:span><text:span text:style-name="T9">Så om vi väljer AMD Ryzen 5 7600X som kostar oss 2399 på inet. Denna har sockeln AMD AM5 detta måste vi veta för valet av moderkort som är nästa produkt vi ska kolla efter.</text:span></text:p>
      <text:p text:style-name="P8"><text:span text:style-name="T9">Så valet av moderkort hänger på vad för sockel du har på din CPU. Sockel skulle man kunna beskriva som en utformad kontakt som CPU’n ska sätta in i. Så nu har vi då sockeln AMD AM5 så vi kollar efter moderkort med detta. </text:span></text:p>
      <text:p text:style-name="P8"><text:span text:style-name="T9">Det vi ska kolla efter nu är då RAM-minnen, eller DIMM om man nu vill kalla det de. Detta är då arbetsminnena för datorn som används för att lagra data som används när datorn är igång. Jag tycker att 16gb räcker gott och väl till det vi ska använda datorn till. Enkel förklaring är att desto mer minne du har desto mer saker kan datorn ha igång samtidigt. Så som flera flikar i din webbläsare. Du behöver nu då kolla vad ditt moderkort stöder för sorts minne, moderkortet vi har valt stöder då DDR5. Du ska även kolla efter vad för hastighet moderkortet stödjer.</text:span></text:p>
      <text:p text:style-name="P9">Nu kommer då valet av lagring, jag tycker att man alltid ska välja SSD då detta är mycket snabbare än mekaniska hårddiskar. Varför man skulle välja en mekanisk hdd är då för dessa är billigare än vad SSD är. Så vill du ha mycket lagring och inte bryr dig om snabbheten så bör du välja mekanisk. Men om du bryr dig om snabbhet och prestanda så bör du välja en SSD då dessa är betydligt snabbare. Och idag så tycker jag att SSD ligger på ett bra pris per Gb. <text:line-break/><text:span text:style-name="T10">Många tycker att man borde ha en SSD och en mekanisk i datorn, men nu när vi hade råd att lägga till en SSD på 1TB (1000gb) tycker jag att detta räcker. </text:span></text:p>
      <text:p text:style-name="P9">Nu ska vi då välja ett grafikkort jag kommer inte att gå in på djupet av vad grafikkortet gör, en lätt förklaring är att den tar rådata som CPU’n skickar till den och gör om detta till bild som vi kan se på våra datorskärm. Vi har inte en jätte hög budget för vårat grafikkort, men här behöver vi egentligen inte tänka på något speciellt förutom våran prislapp då spelen vi vill kunna köra inte är speciellt krävande. </text:p>
      <text:p text:style-name="P9">Nu ska vi då också välja ett chassi, där vi behöver kolla efter vad för formfaktor vårat moderkort har, detta moderkort vi valt har formfaktorn mATX. Så chassit måste kunna få plats med detta. </text:p>
      <text:p text:style-name="P9"><text:soft-page-break/>Val av nätaggregat är också något som är lite ”mindre” viktigt, där av vi kollar efter hur mycket watt vi behöver. Men med våra komponenter vi valt så väljer vi ett 750W som faktiskt är lite till överdrift till vad för GPU vi har valt. GPU’n är den som slukar mest ström oftast. Nätaggregatet är då det som strömförsörjer datorn.</text:p>
      <text:p text:style-name="P9">En sista sak som vi kommer att lägga till är en CPU kylare denna ska hålla våran CPU kall och göra så denna inte överhettar. Då CPU’er blir otroligt varma när dessa körs. Det är inte ovanligt att de kommer över 70-80C när de belastas hårt. MEN utan en kylare så hade dessa kommit upp över 100C och detta hade skadat CPU’n. </text:p>
      <text:p text:style-name="P9"/>
      <text:p text:style-name="P10">Jag kommer att länka min kundvagn till datorn här.</text:p>
      <text:p text:style-name="P10">https://www.inet.se/kundvagn/visa/WUEtAXyFLuRfYK9Npm0S96gQ1F0/herrmods</text:p>
      <text:p text:style-name="P9"/>
      <text:p text:style-name="P9"/>
      <text:p text:style-name="P4"/>
      <text:p text:style-name="P5"/>
      <text:p text:style-name="P5"/>
      <text:p text:style-name="P3"/>
      <text:p text:style-name="P3"/>
      <text:p text:style-name="P2"/>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ambria" svg:font-family="Cambria" style:font-adornments="Normal"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sv" fo:country="S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line-height="100%" fo:padding="0.049cm" fo:border-left="none" fo:border-right="none" fo:border-top="none" fo:border-bottom="0.51pt solid #666666" fo:keep-with-next="always"/>
      <style:text-properties fo:color="#729fcf" loext:opacity="100%" style:font-name="Cambria" fo:font-family="Cambria" style:font-style-name="Normal" style:font-family-generic="roman" style:font-pitch="variable" fo:font-size="14pt" style:text-underline-style="none"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5T15:29:45.709000000</meta:creation-date>
    <meta:editing-duration>PT4H33M55S</meta:editing-duration>
    <meta:editing-cycles>11</meta:editing-cycles>
    <meta:generator>LibreOffice/7.6.5.2$MacOSX_X86_64 LibreOffice_project/38d5f62f85355c192ef5f1dd47c5c0c0c6d6598b</meta:generator>
    <dc:title>Texter/uppsatser</dc:title>
    <dc:date>2024-09-01T13:45:54.838721103</dc:date>
    <meta:document-statistic meta:table-count="0" meta:image-count="0" meta:object-count="0" meta:page-count="2" meta:paragraph-count="12" meta:word-count="776" meta:character-count="4181" meta:non-whitespace-character-count="3407"/>
    <meta:template xlink:type="simple" xlink:actuate="onRequest" xlink:title="Texter/uppsatser" xlink:href="../../../AppData/Roaming/LibreOffice/4/user/template/UserTemplate.ott" meta:date="2024-08-25T15:29:45.463000000"/>
  </office:meta>
</office:document-meta>
</file>